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151.54pt"/>
    </style:style>
    <style:style style:name="co6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mbined 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[other fields ref’d here]</text:p>
          </table:table-cell>
        </table:table-row>
        <table:table-row table:style-name="ro1">
          <table:table-cell office:value-type="string" calcext:value-type="string">
            <text:p>Passiv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or 1000u 25v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 220u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“M”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FA2J 124JE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3K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R0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24-V-RC1517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ctor (2-sid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HEXCLAW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1k 5% Carbon Fi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ont W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ont W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ont W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office:value-type="string" calcext:value-type="string">
            <text:p>Differing lengths, one missing shielding on one end</text:p>
          </table:table-cell>
          <table:table-cell/>
        </table:table-row>
        <table:table-row table:style-name="ro1">
          <table:table-cell office:value-type="string" calcext:value-type="string">
            <text:p>Dupont W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ont W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ont W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ated thin w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ive load 10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R2J</text:p>
          </table:table-cell>
          <table:table-cell office:value-type="string" calcext:value-type="string">
            <text:p>(two circles linked)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float" office:value="2" calcext:value-type="float">
            <text:p>2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ometer (lo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6P 103 ^ 1439T0</text:p>
          </table:table-cell>
          <table:table-cell office:value-type="string" calcext:value-type="string">
            <text:p>Trimpot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in ri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office:value-type="string" calcext:value-type="string">
            <text:p>Not part of projec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tives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JT 2N2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 (Canister)</text:p>
          </table:table-cell>
          <table:table-cell/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MOSFET NT295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F40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MOSFET IRF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49K AB</text:p>
          </table:table-cell>
          <table:table-cell office:value-type="string" calcext:value-type="string">
            <text:p>Vishay Siliconix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de IN400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3I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T 2N3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25</text:p>
          </table:table-cell>
          <table:table-cell/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office:value-type="string" calcext:value-type="string">
            <text:p>Not part of projec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ute 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UNO R3 (officia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1216110259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Type A to Type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dboard 3x Power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obal Specialties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IST 1036</text:p>
          </table:table-cell>
          <table:table-cell table:number-columns-repeated="2"/>
        </table:table-row>
      </table:table>
      <table:table table:name="Valu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ce1"/>
        <table:table-column table:style-name="co6" table:default-cell-style-name="Default"/>
        <table:table-row table:style-name="ro1">
          <table:table-cell table:formula="of:=[$'Combined Inventory'.A1]" office:value-type="string" office:string-value="Part Name" calcext:value-type="string">
            <text:p>Part Name</text:p>
          </table:table-cell>
          <table:table-cell table:formula="of:=[$'Combined Inventory'.C1]" office:value-type="string" office:string-value="ID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Value low</text:p>
          </table:table-cell>
          <table:table-cell office:value-type="string" calcext:value-type="string">
            <text:p>Value High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Value 2 low</text:p>
          </table:table-cell>
          <table:table-cell table:style-name="Default" office:value-type="string" calcext:value-type="string">
            <text:p>Value 2 High</text:p>
          </table:table-cell>
          <table:table-cell office:value-type="string" calcext:value-type="string">
            <text:p>Method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formula="of:=[$'Combined Inventory'.A3]" office:value-type="string" office:string-value="Capacitor 1000u 25v axial" calcext:value-type="string">
            <text:p>Capacitor 1000u 25v axial</text:p>
          </table:table-cell>
          <table:table-cell table:formula="of:=[$'Combined Inventory'.C3]" office:value-type="string" office:string-value="-" calcext:value-type="string">
            <text:p>-</text:p>
          </table:table-cell>
          <table:table-cell office:value-type="string" calcext:value-type="string">
            <text:p>C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1076" calcext:value-type="float">
            <text:p>1.08E-03</text:p>
          </table:table-cell>
          <table:table-cell/>
          <table:table-cell office:value-type="string" calcext:value-type="string">
            <text:p>Keithley 2110 Bench multimeter</text:p>
          </table:table-cell>
          <table:table-cell office:value-type="float" office:value="0.000921" calcext:value-type="float">
            <text:p>9.21E-04</text:p>
          </table:table-cell>
          <table:table-cell office:value-type="float" office:value="0.000976" calcext:value-type="float">
            <text:p>9.76E-04</text:p>
          </table:table-cell>
          <table:table-cell office:value-type="string" calcext:value-type="string">
            <text:p>DER EE DE-5000 LCR</text:p>
          </table:table-cell>
        </table:table-row>
        <table:table-row table:style-name="ro1">
          <table:table-cell table:formula="of:=[$'Combined Inventory'.A4]" office:value-type="string" office:string-value="Capacitor 220u 50v radial" calcext:value-type="string">
            <text:p>Capacitor 220u 50v radial</text:p>
          </table:table-cell>
          <table:table-cell table:formula="of:=[$'Combined Inventory'.C4]" office:value-type="string" office:string-value="-" calcext:value-type="string">
            <text:p>-</text:p>
          </table:table-cell>
          <table:table-cell office:value-type="string" calcext:value-type="string">
            <text:p>C</text:p>
          </table:table-cell>
          <table:table-cell table:style-name="ce1" office:value-type="float" office:value="0.00022" calcext:value-type="float">
            <text:p>2.20E-04</text:p>
          </table:table-cell>
          <table:table-cell table:style-name="ce1" office:value-type="float" office:value="0.0002066" calcext:value-type="float">
            <text:p>2.07E-04</text:p>
          </table:table-cell>
          <table:table-cell/>
          <table:table-cell office:value-type="string" calcext:value-type="string">
            <text:p>Keithley 2110 Bench multimeter</text:p>
          </table:table-cell>
          <table:table-cell office:value-type="float" office:value="0.00019451" calcext:value-type="float">
            <text:p>1.95E-04</text:p>
          </table:table-cell>
          <table:table-cell office:value-type="float" office:value="0.0002014" calcext:value-type="float">
            <text:p>2.01E-04</text:p>
          </table:table-cell>
          <table:table-cell office:value-type="string" calcext:value-type="string">
            <text:p>DER EE DE-5000 LCR</text:p>
          </table:table-cell>
        </table:table-row>
        <table:table-row table:style-name="ro1">
          <table:table-cell table:formula="of:=[$'Combined Inventory'.A5]" office:value-type="string" office:string-value="Capacitor radial" calcext:value-type="string">
            <text:p>Capacitor radial</text:p>
          </table:table-cell>
          <table:table-cell table:formula="of:=[$'Combined Inventory'.C5]" office:value-type="string" office:string-value="WFA2J 124JE3" calcext:value-type="string">
            <text:p>WFA2J 124JE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DO</text:p>
          </table:table-cell>
          <table:table-cell table:style-name="ce1" office:value-type="float" office:value="0.0000001215" calcext:value-type="float">
            <text:p>1.22E-07</text:p>
          </table:table-cell>
          <table:table-cell/>
          <table:table-cell office:value-type="string" calcext:value-type="string">
            <text:p>Keithley 2110 Bench multimeter</text:p>
          </table:table-cell>
          <table:table-cell office:value-type="float" office:value="0.00000012144" calcext:value-type="float">
            <text:p>1.21E-07</text:p>
          </table:table-cell>
          <table:table-cell office:value-type="float" office:value="0.0000001215" calcext:value-type="float">
            <text:p>1.22E-07</text:p>
          </table:table-cell>
          <table:table-cell office:value-type="string" calcext:value-type="string">
            <text:p>DER EE DE-5000 LCR</text:p>
          </table:table-cell>
        </table:table-row>
        <table:table-row table:style-name="ro1">
          <table:table-cell table:formula="of:=[$'Combined Inventory'.A6]" office:value-type="string" office:string-value="Inductor" calcext:value-type="string">
            <text:p>Inductor</text:p>
          </table:table-cell>
          <table:table-cell table:formula="of:=[$'Combined Inventory'.C6]" office:value-type="string" office:string-value="103K" calcext:value-type="string">
            <text:p>103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0.010081" calcext:value-type="float">
            <text:p>1.01E-02</text:p>
          </table:table-cell>
          <table:table-cell office:value-type="string" calcext:value-type="string">
            <text:p>DER EE DE-5000 LCR</text:p>
          </table:table-cell>
        </table:table-row>
        <table:table-row table:style-name="ro1">
          <table:table-cell table:formula="of:=[$'Combined Inventory'.A7]" office:value-type="string" office:string-value="Inductor" calcext:value-type="string">
            <text:p>Inductor</text:p>
          </table:table-cell>
          <table:table-cell table:formula="of:=[$'Combined Inventory'.C7]" office:value-type="string" office:string-value="1R0" calcext:value-type="string">
            <text:p>1R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2" office:value-type="float" office:value="0.0000007" calcext:value-type="float">
            <text:p>7.00E-07</text:p>
          </table:table-cell>
          <table:table-cell office:value-type="string" calcext:value-type="string">
            <text:p>DER EE DE-5000 LCR</text:p>
          </table:table-cell>
        </table:table-row>
        <table:table-row table:style-name="ro1">
          <table:table-cell table:formula="of:=[$'Combined Inventory'.A8]" office:value-type="string" office:string-value="Inductor" calcext:value-type="string">
            <text:p>Inductor</text:p>
          </table:table-cell>
          <table:table-cell table:formula="of:=[$'Combined Inventory'.C8]" office:value-type="float" office:value="101" calcext:value-type="float">
            <text:p>1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2" office:value-type="float" office:value="0.0001043" calcext:value-type="float">
            <text:p>1.04E-04</text:p>
          </table:table-cell>
          <table:table-cell office:value-type="string" calcext:value-type="string">
            <text:p>DER EE DE-5000 LCR</text:p>
          </table:table-cell>
        </table:table-row>
        <table:table-row table:style-name="ro1">
          <table:table-cell table:formula="of:=[$'Combined Inventory'.A9]" office:value-type="string" office:string-value="Inductor" calcext:value-type="string">
            <text:p>Inductor</text:p>
          </table:table-cell>
          <table:table-cell table:formula="of:=[$'Combined Inventory'.C9]" office:value-type="string" office:string-value="2324-V-RC1517" calcext:value-type="string">
            <text:p>2324-V-RC15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0.0010341" calcext:value-type="float">
            <text:p>1.03E-03</text:p>
          </table:table-cell>
          <table:table-cell office:value-type="float" office:value="0.001043" calcext:value-type="float">
            <text:p>1.04E-03</text:p>
          </table:table-cell>
          <table:table-cell office:value-type="string" calcext:value-type="string">
            <text:p>DER EE DE-5000 LCR</text:p>
          </table:table-cell>
        </table:table-row>
        <table:table-row table:style-name="ro1">
          <table:table-cell table:formula="of:=[$'Combined Inventory'.A10]" office:value-type="string" office:string-value="Inductor (2-sided)" calcext:value-type="string">
            <text:p>Inductor (2-sided)</text:p>
          </table:table-cell>
          <table:table-cell table:formula="of:=[$'Combined Inventory'.C10]" office:value-type="string" office:string-value="1 HEXCLAWS" calcext:value-type="string">
            <text:p>1 HEXCLAW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0.01258" calcext:value-type="float">
            <text:p>1.26E-02</text:p>
          </table:table-cell>
          <table:table-cell office:value-type="float" office:value="0.01266" calcext:value-type="float">
            <text:p>1.27E-02</text:p>
          </table:table-cell>
          <table:table-cell office:value-type="string" calcext:value-type="string">
            <text:p>DER EE DE-5000 LCR</text:p>
          </table:table-cell>
        </table:table-row>
        <table:table-row table:style-name="ro1">
          <table:table-cell table:formula="of:=[$'Combined Inventory'.A11]" office:value-type="string" office:string-value="Resistor 1k 5% Carbon Film" calcext:value-type="string">
            <text:p>Resistor 1k 5% Carbon Film</text:p>
          </table:table-cell>
          <table:table-cell table:formula="of:=[$'Combined Inventory'.C11]" office:value-type="string" office:string-value="-" calcext:value-type="string">
            <text:p>-</text:p>
          </table:table-cell>
          <table:table-cell office:value-type="string" calcext:value-type="string">
            <text:p>R</text:p>
          </table:table-cell>
          <table:table-cell table:style-name="ce1" office:value-type="float" office:value="1000" calcext:value-type="float">
            <text:p>1.00E+03</text:p>
          </table:table-cell>
          <table:table-cell office:value-type="float" office:value="982.38" calcext:value-type="float">
            <text:p>982.38</text:p>
          </table:table-cell>
          <table:table-cell office:value-type="float" office:value="984.42" calcext:value-type="float">
            <text:p>984.42</text:p>
          </table:table-cell>
          <table:table-cell office:value-type="string" calcext:value-type="string">
            <text:p>Keithley 2110 Bench multimeter</text:p>
          </table:table-cell>
          <table:table-cell table:style-name="Default" office:value-type="float" office:value="982.6" calcext:value-type="float">
            <text:p>982.6</text:p>
          </table:table-cell>
          <table:table-cell table:style-name="Default" office:value-type="float" office:value="985" calcext:value-type="float">
            <text:p>985</text:p>
          </table:table-cell>
          <table:table-cell office:value-type="string" calcext:value-type="string">
            <text:p>DER EE DE-5000 LCR</text:p>
          </table:table-cell>
        </table:table-row>
        <table:table-row table:style-name="ro1">
          <table:table-cell table:formula="of:=[$'Combined Inventory'.A19]" office:value-type="string" office:string-value="Resistive load 10W" calcext:value-type="string">
            <text:p>Resistive load 10W</text:p>
          </table:table-cell>
          <table:table-cell table:formula="of:=[$'Combined Inventory'.C19]" office:value-type="string" office:string-value="6R2J" calcext:value-type="string">
            <text:p>6R2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DO</text:p>
          </table:table-cell>
          <table:table-cell office:value-type="float" office:value="0" calcext:value-type="float">
            <text:p>0</text:p>
          </table:table-cell>
          <table:table-cell office:value-type="float" office:value="6.243" calcext:value-type="float">
            <text:p>6.243</text:p>
          </table:table-cell>
          <table:table-cell office:value-type="string" calcext:value-type="string">
            <text:p>Keithley 2110 Bench multimeter</text:p>
          </table:table-cell>
          <table:table-cell table:number-columns-repeated="2" table:style-name="Default" office:value-type="float" office:value="6.24" calcext:value-type="float">
            <text:p>6.24</text:p>
          </table:table-cell>
          <table:table-cell office:value-type="string" calcext:value-type="string">
            <text:p>DER EE DE-5000 LCR</text:p>
          </table:table-cell>
        </table:table-row>
        <table:table-row table:style-name="ro1">
          <table:table-cell table:formula="of:=[$'Combined Inventory'.A20]" office:value-type="string" office:string-value="Potentiometer" calcext:value-type="string">
            <text:p>Potentiometer</text:p>
          </table:table-cell>
          <table:table-cell table:formula="of:=[$'Combined Inventory'.C20]" office:value-type="float" office:value="3296" calcext:value-type="float">
            <text:p>3296</text:p>
          </table:table-cell>
          <table:table-cell office:value-type="string" calcext:value-type="string">
            <text:p>RV</text:p>
          </table:table-cell>
          <table:table-cell table:style-name="ce1" office:value-type="float" office:value="10000" calcext:value-type="float">
            <text:p>1.00E+04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R EE DE-5000 LCR</text:p>
          </table:table-cell>
        </table:table-row>
        <table:table-row table:style-name="ro1">
          <table:table-cell table:formula="of:=[$'Combined Inventory'.A21]" office:value-type="string" office:string-value="Potentiometer (long)" calcext:value-type="string">
            <text:p>Potentiometer (long)</text:p>
          </table:table-cell>
          <table:table-cell table:formula="of:=[$'Combined Inventory'.C21]" office:value-type="string" office:string-value="3006P 103 ^ 1439T0" calcext:value-type="string">
            <text:p>3006P 103 ^ 1439T0</text:p>
          </table:table-cell>
          <table:table-cell office:value-type="string" calcext:value-type="string">
            <text:p>RV</text:p>
          </table:table-cell>
          <table:table-cell table:style-name="ce1" office:value-type="float" office:value="100000" calcext:value-type="float">
            <text:p>1.00E+0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R EE DE-5000 LCR</text:p>
          </table:table-cell>
        </table:table-row>
      </table:table>
      <table:table table:name="Datasheets and Models" table:style-name="ta1">
        <table:table-column table:style-name="co2" table:default-cell-style-name="Default"/>
        <table:table-row table:style-name="ro1">
          <table:table-cell/>
        </table:table-row>
      </table:table>
      <table:table table:name="Bill of Materials" table:style-name="ta1">
        <table:table-column table:style-name="co2" table:default-cell-style-name="Default"/>
        <table:table-row table:style-name="ro1">
          <table:table-cell/>
        </table:table-row>
      </table:table>
      <table:table table:name="Ordering Information" table:style-name="ta1">
        <table:table-column table:style-name="co2" table:default-cell-style-name="Default"/>
        <table:table-row table:style-name="ro1">
          <table:table-cell/>
        </table:table-row>
      </table:table>
      <table:table table:name="Unused Parts Available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6:45:09.532411385</meta:creation-date>
    <meta:editing-duration>P0D</meta:editing-duration>
    <meta:editing-cycles>1</meta:editing-cycles>
    <meta:generator>LibreOffice/6.2.8.2$Linux_X86_64 LibreOffice_project/20$Build-2</meta:generator>
    <meta:document-statistic meta:table-count="6" meta:cell-count="290" meta:object-count="0"/>
  </office:meta>
</office:document-meta>
</file>